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solid" draw:fill-color="#ffffff" loext:fill-use-slide-background="false" draw:textarea-horizontal-align="justify" draw:textarea-vertical-align="middle" draw:auto-grow-height="false" fo:min-height="4.216cm" fo:min-width="3.716cm" fo:padding-top="0.142cm" fo:padding-bottom="0.142cm" fo:padding-left="0.267cm" fo:padding-right="0.267cm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721cm" fo:min-width="3.75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1.514cm" loext:decorative="false"/>
      <style:paragraph-properties style:writing-mode="lr-tb"/>
    </style:style>
    <style:style style:name="gr4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5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Liberation Mono"/>
    </style:style>
    <style:style style:name="P4" style:family="paragraph">
      <loext:graphic-properties draw:fill="none" draw:fill-color="#ffffff"/>
      <style:text-properties style:font-name="Liberation Mono" fo:font-size="14pt" style:font-size-asian="14pt" style:font-size-complex="14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style:font-name="Liberation Mono"/>
    </style:style>
    <style:style style:name="T2" style:family="text">
      <style:text-properties style:font-name="Liberation Mono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.25cm" svg:height="4.5cm" svg:x="2.75cm" svg:y="1.2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25cm" svg:height="0.971cm" svg:x="2.75cm" svg:y="1.529cm">
          <draw:text-box>
            <text:p text:style-name="P2"><text:span text:style-name="T1">WARMBOOT</text:span></text:p>
          </draw:text-box>
        </draw:frame>
        <draw:frame draw:style-name="gr3" draw:text-style-name="P4" draw:layer="layout" svg:width="2.014cm" svg:height="0.81cm" svg:x="5.086cm" svg:y="3cm">
          <draw:text-box>
            <text:p><text:span text:style-name="T2">SLOT</text:span></text:p>
          </draw:text-box>
        </draw:frame>
        <draw:line draw:style-name="gr4" draw:text-style-name="P5" draw:layer="layout" svg:x1="8cm" svg:y1="3.5cm" svg:x2="7cm" svg:y2="3.5cm">
          <text:p/>
        </draw:line>
        <draw:frame draw:style-name="gr3" draw:text-style-name="P4" draw:layer="layout" svg:width="2.583cm" svg:height="0.81cm" svg:x="4.195cm" svg:y="4.1cm">
          <draw:text-box>
            <text:p><text:span text:style-name="T2">TRIGGER</text:span></text:p>
          </draw:text-box>
        </draw:frame>
        <draw:line draw:style-name="gr5" draw:text-style-name="P5" draw:layer="layout" svg:x1="8.009cm" svg:y1="4.5cm" svg:x2="7.009cm" svg:y2="4.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cm" fo:page-height="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6T12:54:22.520665873</meta:creation-date>
    <dc:date>2026-02-26T14:22:03.532774619</dc:date>
    <meta:editing-duration>PT39M38S</meta:editing-duration>
    <meta:editing-cycles>28</meta:editing-cycles>
    <meta:generator>LibreOffice/25.2.3.2$Linux_X86_64 LibreOffice_project/520$Build-2</meta:generator>
    <meta:document-statistic meta:object-count="6"/>
  </office:meta>
</office:document-meta>
</file>